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Heading_20_1">
      <style:text-properties officeooo:rsid="035566bc" officeooo:paragraph-rsid="035566bc"/>
    </style:style>
    <style:style style:name="P5" style:family="paragraph" style:parent-style-name="Text_20_body" style:list-style-name="L3">
      <style:text-properties officeooo:rsid="035656e4" officeooo:paragraph-rsid="035656e4"/>
    </style:style>
    <style:style style:name="P6" style:family="paragraph" style:parent-style-name="Text_20_body">
      <style:text-properties officeooo:paragraph-rsid="035566bc"/>
    </style:style>
    <style:style style:name="P7" style:family="paragraph" style:parent-style-name="Text_20_body">
      <style:text-properties officeooo:rsid="0357d44b" officeooo:paragraph-rsid="0357d44b"/>
    </style:style>
    <style:style style:name="P8" style:family="paragraph" style:parent-style-name="Text_20_body" style:list-style-name="L1">
      <style:paragraph-properties fo:text-align="start" style:justify-single-word="false" style:writing-mode="lr-tb"/>
      <style:text-properties officeooo:paragraph-rsid="03611dd3"/>
    </style:style>
    <style:style style:name="P9" style:family="paragraph" style:parent-style-name="Standard" style:list-style-name="L4">
      <style:paragraph-properties fo:text-align="start" style:justify-single-word="false" style:writing-mode="lr-tb"/>
      <style:text-properties fo:color="#000000" style:font-name="Droid Sans Mono" fo:font-size="10.5pt" fo:font-weight="normal" officeooo:rsid="035965a0" officeooo:paragraph-rsid="035965a0" fo:background-color="#ffffff"/>
    </style:style>
    <style:style style:name="P10" style:family="paragraph" style:parent-style-name="Standard">
      <style:paragraph-properties fo:text-align="start" style:justify-single-word="false" style:writing-mode="lr-tb"/>
      <style:text-properties fo:color="#000000" style:font-name="Courier New" fo:font-size="12pt" fo:font-weight="bold" officeooo:rsid="035ecc19" officeooo:paragraph-rsid="035ecc19" fo:background-color="#ffffff" style:font-size-asian="12pt" style:font-weight-asian="bold" style:font-size-complex="12pt" style:font-weight-complex="bold"/>
    </style:style>
    <style:style style:name="P11" style:family="paragraph" style:parent-style-name="Standard" style:list-style-name="L4">
      <style:paragraph-properties fo:text-align="start" style:justify-single-word="false" style:writing-mode="lr-tb"/>
      <style:text-properties officeooo:paragraph-rsid="0357d44b"/>
    </style:style>
    <style:style style:name="P12" style:family="paragraph" style:parent-style-name="Standard">
      <style:paragraph-properties fo:text-align="start" style:justify-single-word="false" style:writing-mode="lr-tb"/>
      <style:text-properties officeooo:rsid="035965a0" officeooo:paragraph-rsid="035965a0"/>
    </style:style>
    <style:style style:name="P13" style:family="paragraph" style:parent-style-name="Standard" style:list-style-name="L4">
      <style:paragraph-properties fo:text-align="end" style:justify-single-word="false" style:writing-mode="rl-tb"/>
      <style:text-properties fo:color="#000000" style:font-name="Droid Sans Mono" fo:font-size="10.5pt" fo:font-weight="normal" officeooo:rsid="035965a0" officeooo:paragraph-rsid="035965a0" fo:background-color="#ffffff"/>
    </style:style>
    <style:style style:name="P14" style:family="paragraph" style:parent-style-name="Standard">
      <style:paragraph-properties fo:text-align="end" style:justify-single-word="false" style:writing-mode="rl-tb"/>
      <style:text-properties fo:color="#000000" style:font-name="Droid Sans Mono" fo:font-size="10.5pt" fo:font-weight="normal" officeooo:rsid="035bb127" officeooo:paragraph-rsid="035bb127" fo:background-color="#ffffff"/>
    </style:style>
    <style:style style:name="P15" style:family="paragraph" style:parent-style-name="Standard" style:list-style-name="L4">
      <style:paragraph-properties fo:text-align="end" style:justify-single-word="false" style:writing-mode="rl-tb"/>
      <style:text-properties fo:color="#000000" style:font-name="Droid Sans Mono" fo:font-size="10.5pt" fo:font-weight="normal" officeooo:paragraph-rsid="035bb127" fo:background-color="#ffffff"/>
    </style:style>
    <style:style style:name="P16" style:family="paragraph" style:parent-style-name="Standard">
      <style:paragraph-properties fo:text-align="end" style:justify-single-word="false" style:writing-mode="rl-tb"/>
      <style:text-properties fo:color="#000000" style:font-name="Droid Sans Mono" fo:font-size="10.5pt" fo:font-weight="normal" officeooo:rsid="035ecc19" officeooo:paragraph-rsid="035ecc19" fo:background-color="#ffffff"/>
    </style:style>
    <style:style style:name="P17" style:family="paragraph" style:parent-style-name="Standard">
      <style:paragraph-properties fo:text-align="end" style:justify-single-word="false" style:writing-mode="rl-tb"/>
      <style:text-properties fo:color="#000000" style:font-name="Droid Sans Mono" fo:font-size="10.5pt" fo:font-weight="normal" officeooo:rsid="035f2465" officeooo:paragraph-rsid="035f2465" fo:background-color="#ffffff"/>
    </style:style>
    <style:style style:name="T1" style:family="text">
      <style:text-properties fo:font-weight="bold" style:font-weight-asian="bold" style:font-weight-complex="bold"/>
    </style:style>
    <style:style style:name="T2" style:family="text">
      <style:text-properties fo:font-weight="bold" officeooo:rsid="035566bc" style:font-weight-asian="bold" style:font-weight-complex="bold"/>
    </style:style>
    <style:style style:name="T3" style:family="text">
      <style:text-properties fo:font-weight="bold" officeooo:rsid="035f2465" style:font-weight-asian="bold" style:font-weight-complex="bold"/>
    </style:style>
    <style:style style:name="T4" style:family="text">
      <style:text-properties fo:font-weight="bold" style:font-weight-asian="bold" style:font-name-complex="Courier New" style:font-weight-complex="bold"/>
    </style:style>
    <style:style style:name="T5" style:family="text">
      <style:text-properties fo:font-style="italic" officeooo:rsid="035566bc" style:font-style-asian="italic" style:font-style-complex="italic"/>
    </style:style>
    <style:style style:name="T6" style:family="text">
      <style:text-properties officeooo:rsid="033bd0c4"/>
    </style:style>
    <style:style style:name="T7" style:family="text">
      <style:text-properties officeooo:rsid="035566bc"/>
    </style:style>
    <style:style style:name="T8" style:family="text">
      <style:text-properties fo:color="#000000" style:font-name="Droid Sans Mono" fo:font-size="10.5pt" fo:font-weight="normal" officeooo:rsid="0357d44b" fo:background-color="#ffffff" loext:char-shading-value="0"/>
    </style:style>
    <style:style style:name="T9" style:family="text">
      <style:text-properties fo:color="#000000" style:font-name="Droid Sans Mono" fo:font-size="10.5pt" fo:font-weight="normal" officeooo:rsid="035965a0" fo:background-color="#ffffff" loext:char-shading-value="0"/>
    </style:style>
    <style:style style:name="T10" style:family="text">
      <style:text-properties fo:color="#09885a"/>
    </style:style>
    <style:style style:name="T11" style:family="text">
      <style:text-properties fo:color="#09885a" style:font-name="Droid Sans Mono" fo:font-size="10.5pt" fo:font-weight="normal" officeooo:rsid="0357d44b" fo:background-color="#ffffff" loext:char-shading-value="0"/>
    </style:style>
    <style:style style:name="T12" style:family="text">
      <style:text-properties officeooo:rsid="035bb127"/>
    </style:style>
    <style:style style:name="T13" style:family="text">
      <style:text-properties style:font-name="Courier New" fo:font-size="12pt" fo:font-weight="bold" style:font-size-asian="12pt" style:font-weight-asian="bold" style:font-size-complex="12pt" style:font-weight-complex="bold"/>
    </style:style>
    <style:style style:name="T14" style:family="text">
      <style:text-properties officeooo:rsid="035ecc19"/>
    </style:style>
    <style:style style:name="T15" style:family="text">
      <style:text-properties officeooo:rsid="035f24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הדפסת מספרים ממשיים ב++C</text:h>
      <text:p text:style-name="P6"><text:span text:style-name="T7">כידוע, מספרים ממשיים עלולים להיות אינסופיים, ואנחנו לא רוצים להדפיס מספרים אינסופיים. לכן כשמדפיסים מספרים ממשיים, המחשב מעגל אותם בהתאם ל</text:span><text:span text:style-name="T2">רמת הדיוק</text:span><text:span text:style-name="T7"> שבחרנו. המשמעות של "רמת הדיוק" (precision) היא מספר </text:span><text:span text:style-name="T5">הספרות המשמעותיות</text:span><text:span text:style-name="T7"> שמודפסות – מספר הספרות בין הספרה השמאלית ביותר שאינה 0 לספרה הימנית ביותר שאינה 0. לדוגמה:</text:span></text:p>
      <text:list xml:id="list1829014794" text:style-name="L3">
        <text:list-item>
          <text:p text:style-name="P5">במספר 7600 יש שתי ספרות משמעותיות – 7, 6.</text:p>
        </text:list-item>
        <text:list-item>
          <text:p text:style-name="P5">גם במספר 0.0076 יש שתי ספרות משמעותיות – 7, 6.</text:p>
        </text:list-item>
        <text:list-item>
          <text:p text:style-name="P5">במספר 7600.0076 יש שמונה ספרות משמעותיות. </text:p>
        </text:list-item>
      </text:list>
      <text:p text:style-name="P7">ברירת-המח<text:span text:style-name="T14">דל</text:span> של רמת-הדיוק בהדפסה ל-cout היא <text:span text:style-name="T1">6</text:span>. אם מדפיסים מספר עם יותר מ-6 ספרות משמעותיות – נראה רק 6. למשל:</text:p>
      <text:list xml:id="list3649615096" text:style-name="L4">
        <text:list-item>
          <text:p text:style-name="P11"><text:span text:style-name="T8">cout &lt;&lt; </text:span><text:span text:style-name="T11">1234.5678</text:span><text:span text:style-name="T9">;</text:span></text:p>
          <text:p text:style-name="P13">מדפיס <text:span text:style-name="T4">1234.57</text:span>: במספר המקורי יש 8 ספרות משמעותיות, המחשב חותך 2 ומעגל (במקרה זה מעגל למעלה)</text:p>
        </text:list-item>
        <text:list-item>
          <text:p text:style-name="P9">cout &lt;&lt; <text:span text:style-name="T10">12345678</text:span>.;</text:p>
          <text:p text:style-name="P15"><text:span text:style-name="T12">מדפיס </text:span><text:span text:style-name="T13">1.23457e+07</text:span>: <text:span text:style-name="T12">שוב המחשב חותך שתי ספרות ומעגל, אבל במקום לכתוב 12345700, כדי לחסוך באפסים, הוא כותב רק את 6 הספרות המשמעותיות, ומוסיף את האקספוננט e+07 (שמשמעותו: "כפול 10 בחזקת 7").</text:span></text:p>
        </text:list-item>
      </text:list>
      <text:p text:style-name="P14"/>
      <text:p text:style-name="P16">אפשר לשנות את רמת-הדיוק ע"י הפקודה setprecision שנמצאת בכותרת &lt;iomanip&gt; <text:s/>- ראו בתיקיה 8. <text:span text:style-name="T15">למשל, אם נשנה את רמת הדיוק ל-4, נקבל </text:span><text:span text:style-name="T3">1235</text:span><text:span text:style-name="T15"> ו </text:span><text:span text:style-name="T3">1.235e+07</text:span><text:span text:style-name="T15">; אבל אם נשנה ל-10, נקבל רק 8 ספרות משמעותיות – </text:span><text:span text:style-name="T3">1234.5678</text:span><text:span text:style-name="T15"> ו </text:span><text:span text:style-name="T3">12345678</text:span><text:span text:style-name="T15">.</text:span></text:p>
      <text:p text:style-name="P16"/>
      <text:p text:style-name="P16">אם רמת-דיוק <text:span text:style-name="T15">היא </text:span>גבוהה <text:span text:style-name="T15">מאד</text:span>, אנחנו עלולים לקבל תוצאות לא צפויות. <text:span text:style-name="T15">למשל, ברמת דיוק 100 מקבלים:</text:span></text:p>
      <text:p text:style-name="P10">1234.567800000000033833202905952930450439453125</text:p>
      <text:p text:style-name="P17">מדוע? - כי יש אינסוף מספרים ורק מספר סופי של <text:s/>ייצוגים של מספרים בסיביות. לכן, לרוב המספרים אין ייצוג בסיביות, והמחשב מעגל אותם לייצוג הקרוב ביותר. למשל, למספר 1234.5678 אין ייצוג בסיביות, והמספר הקרוב ביותר שיש לו ייצוג בסיביות (לפחות על המחשב שלי) הוא המספר הנ"ל. </text:p>
      <text:p text:style-name="P17">כשרמת הדיוק היא נמוכה, אנחנו לא שמים לב לזה, כי בתצוגה המספר מתעגל ל 1234.5678. אבל כשרמת הדיוק גבוהה, אנחנו רואים את המספר כפי שהוא באמת.</text:p>
      <text:p text:style-name="P12"><text:span text:style-name="T9"/></text:p>
      <text:p text:style-name="Heading_20_2">מקורות</text:p>
      <text:list xml:id="list962982460" text:style-name="L1">
        <text:list-item>
          <text:p text:style-name="P8">1) <text:a xlink:type="simple" xlink:href="https://www.google.com/amp/s/randomascii.wordpress.com/2013/07/16/floating-point-determinism/amp/" text:style-name="Internet_20_link" text:visited-style-name="Visited_20_Internet_20_Link">Floating-Point Determinism</text:a> ,</text:p>
        </text:list-item>
        <text:list-item>
          <text:p text:style-name="P8">2) <text:a xlink:type="simple" xlink:href="https://docs.oracle.com/cd/E19957-01/806-3568/ncg_goldberg.html" text:style-name="Internet_20_link" text:visited-style-name="Visited_20_Internet_20_Link">What Every Computer Scientist Should Know About Floating-Point Arithmetic</text:a> , </text:p>
        </text:list-item>
        <text:list-item>
          <text:p text:style-name="P8">3) <text:a xlink:type="simple" xlink:href="https://stackoverflow.com/questions/588004/is-floating-point-math-broken" text:style-name="Internet_20_link" text:visited-style-name="Visited_20_Internet_20_Link">Is floating point math broken?</text:a> .</text:p>
        </text:list-item>
        <text:list-item>
          <text:p text:style-name="P8"><text:a xlink:type="simple" xlink:href="https://en.cppreference.com/w/cpp/io/ios_base/precision" text:style-name="Internet_20_link" text:visited-style-name="Visited_20_Internet_20_Link">https://en.cppreference.com/w/cpp/io/ios_base/precision</text:a></text:p>
        </text:list-item>
      </text:list>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04T21:00:55.337059252</dc:date>
    <meta:editing-duration>P7DT14H44M44S</meta:editing-duration>
    <meta:editing-cycles>799</meta:editing-cycles>
    <meta:document-statistic meta:table-count="0" meta:image-count="0" meta:object-count="0" meta:page-count="1" meta:paragraph-count="23" meta:word-count="317" meta:character-count="1890" meta:non-whitespace-character-count="1597"/>
  </office:meta>
</office:document-meta>
</file>